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ff0000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 fo:break-before="page"/>
      <style:text-properties fo:color="#000000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ariables</text:p>
      <text:p text:style-name="P2"/>
      <text:p text:style-name="P1"><text:tab/>We are now going to explore perhaps the most powerful part of programming: variables. <text:s/>Variables are things that can take on different values.</text:p>
      <text:p text:style-name="P1"/>
      <text:p text:style-name="P1"><text:tab/>Perhaps the best example of variables actually occurs in Excel. <text:s/>In the following exercise we are going to calculate the number of eggs produced on two farms.</text:p>
      <text:p text:style-name="P1"/>
      <text:list xml:id="list60829782" text:style-name="L1">
        <text:list-item>
          <text:p text:style-name="P6">Open up Excel.</text:p>
        </text:list-item>
      </text:list>
      <text:p text:style-name="P1"/>
      <text:p text:style-name="P1"/>
      <text:list xml:id="list1166271024" text:continue-numbering="true" text:style-name="L1">
        <text:list-item>
          <text:p text:style-name="P6">Put “Farm 1” into cell A1 and any number into cell A2.</text:p>
        </text:list-item>
      </text:list>
      <text:p text:style-name="P1"/>
      <text:p text:style-name="P1"/>
      <text:list xml:id="list234929074" text:continue-numbering="true" text:style-name="L1">
        <text:list-item>
          <text:p text:style-name="P6">Put “Farm 2” into cell B1 any number into cell B2.</text:p>
        </text:list-item>
      </text:list>
      <text:p text:style-name="P1"/>
      <text:p text:style-name="P1"/>
      <text:list xml:id="list179078407" text:continue-numbering="true" text:style-name="L1">
        <text:list-item>
          <text:p text:style-name="P6">Put “Total Eggs” into cell C1 “=A2 + B2” into cell C2 and pay attention to what happens to cell C2.</text:p>
        </text:list-item>
      </text:list>
      <text:p text:style-name="P1"/>
      <text:p text:style-name="P1"/>
      <text:list xml:id="list2094755524" text:continue-numbering="true" text:style-name="L1">
        <text:list-item>
          <text:p text:style-name="P6">Change the number in B2 a few times. <text:s/>Pay attention to what happens to cell C2?</text:p>
        </text:list-item>
      </text:list>
      <text:p text:style-name="P1"/>
      <text:p text:style-name="P1"/>
      <text:list xml:id="list1657741472" text:continue-numbering="true" text:style-name="L1">
        <text:list-item>
          <text:p text:style-name="P6">Change the number in A2 a few times. <text:s/>Pay attention to what happens to cell C2?</text:p>
        </text:list-item>
      </text:list>
      <text:p text:style-name="P1"/>
      <text:p text:style-name="P1"/>
      <text:list xml:id="list1156642248" text:continue-numbering="true" text:style-name="L1">
        <text:list-item>
          <text:p text:style-name="P6">Put “Difference” into cell <text:s/>D1 and “=A2 – B2” into cell D2. <text:s/>Change the values of A2 and B2, paying attention to what happens to cell D2.</text:p>
        </text:list-item>
      </text:list>
      <text:p text:style-name="P3"/>
      <text:p text:style-name="P4"/>
      <text:p text:style-name="P4"><text:tab/>In this example we are treating A2 and B2 as variables. <text:s/>From this example what is your <text:tab/>definition of a variable?</text:p>
      <text:p text:style-name="P4"/>
      <text:p text:style-name="P4"/>
      <text:p text:style-name="P4"><text:tab/>Explain what is happening to produce the values seen in cells C2 and D2.</text:p>
      <text:p text:style-name="P4"/>
      <text:p text:style-name="P4"/>
      <text:p text:style-name="P4"><text:tab/>In light of this example, why do you think variables are so valuable in computers?</text:p>
      <text:p text:style-name="P4"/>
      <text:p text:style-name="P4"/>
      <text:p text:style-name="P4"><text:tab/>Why is it important to associate a name, such as “Farm 1,” with the value of a variable?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ric Rizzi</meta:initial-creator>
    <meta:creation-date>2011-02-04T12:36:13</meta:creation-date>
    <dc:date>2011-10-05T07:43:32</dc:date>
    <dc:creator>Eric Rizzi</dc:creator>
    <meta:editing-duration>PT00H01M58S</meta:editing-duration>
    <meta:editing-cycles>3</meta:editing-cycles>
    <meta:generator>OpenOffice.org/3.1$Unix OpenOffice.org_project/310m11$Build-9399</meta:generator>
    <meta:printed-by>Eric Rizzi</meta:printed-by>
    <meta:print-date>2011-10-05T07:43:21</meta:print-date>
    <meta:document-statistic meta:table-count="0" meta:image-count="0" meta:object-count="0" meta:page-count="1" meta:paragraph-count="14" meta:word-count="239" meta:character-count="1197"/>
  </office:meta>
</office:document-meta>
</file>